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74pt"/>
    </style:style>
    <style:style style:name="co2" style:family="table-column">
      <style:table-column-properties fo:break-before="auto" style:column-width="200.69pt"/>
    </style:style>
    <style:style style:name="co3" style:family="table-column">
      <style:table-column-properties fo:break-before="auto" style:column-width="12.36pt"/>
    </style:style>
    <style:style style:name="co4" style:family="table-column">
      <style:table-column-properties fo:break-before="auto" style:column-width="114.24pt"/>
    </style:style>
    <style:style style:name="co5" style:family="table-column">
      <style:table-column-properties fo:break-before="auto" style:column-width="537.25pt"/>
    </style:style>
    <style:style style:name="co6" style:family="table-column">
      <style:table-column-properties fo:break-before="auto" style:column-width="504.8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Menu Accessorie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file-roller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Archive Manager</text:p>
          </table:table-cell>
          <table:table-cell office:value-type="string" calcext:value-type="string">
            <text:p>&lt;span style="color: cyan;"&gt;&lt;b&gt;*Penambahan&lt;/b&gt;&lt;/span&gt; Versi: &lt;b&gt;x.x.x&lt;/b&gt;&lt;/td&gt;&lt;td style="text-align: justify;"&gt;</text:p>
          </table:table-cell>
          <table:table-cell office:value-type="string" calcext:value-type="string">
            <text:p>Aplikasi untuk membuat atau menekstrak arsip (Zip, Tar, dan Lain-lain)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accessories-calculator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Sebuah kalkulator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accessories-character-map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Character Map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Sebuah alat untuk menyalin dan menyisipkan karakter khusus (misalnya aksentuasi) dengan mudah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palimpsest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Disks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Sebuah alat yang menunjukkan Anda bagaimana hard drive anda dipartisi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evince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Document Viewer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Sebuah alat untuk melihat PDF dan dokumen Lainnya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etcher-electron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Etcher</text:p>
          </table:table-cell>
          <table:table-cell office:value-type="string" calcext:value-type="string">
            <text:p>&lt;span style="color: lime;"&gt;&lt;b&gt;*Penambahan&lt;/b&gt;&lt;/span&gt; Versi: &lt;b&gt;x.x.x&lt;/b&gt;&lt;/td&gt;&lt;td style="text-align: justify;"&gt;</text:p>
          </table:table-cell>
          <table:table-cell office:value-type="string" calcext:value-type="string">
            <text:p>Sebuah alat untuk menulis bottable media ISO ke Perangkat USB Drive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Thunar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Sebuah link untuk direktori Home di Nemo File Manager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nu Graph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gcolor3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Color Picker</text:p>
          </table:table-cell>
          <table:table-cell office:value-type="string" calcext:value-type="string">
            <text:p>&lt;span style="color: lime;"&gt;&lt;b&gt;*Penambahan&lt;/b&gt;&lt;/span&gt; Versi: &lt;b&gt;x.x.x&lt;/b&gt;&lt;/td&gt;&lt;td style="text-align: justify;"&gt;</text:p>
          </table:table-cell>
          <table:table-cell office:value-type="string" calcext:value-type="string">
            <text:p>Aplikasi Pemetik warna pada desktop. Sangat lengkap dengan berbagai fitur menarik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gimp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GIMP Image Editor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Aplikasi yang memungkinkan Anda untuk memperbaiki, merubah atau bahkan membuat gambar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inkscape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Inkscape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Aplikasi yang memungkinkan Anda untuk memperbaiki, merubah atau bahkan membuat gambar vector. Alternatif terbaik Linux bagi Corel Draw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pix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Aplikasi untuk menata foto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devicesdevices</text:p>
          </table:table-cell>
          <table:table-cell office:value-type="string" calcext:value-type="string">
            <text:p>scanner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Simple Scan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Aplikasi untuk menscan dokument dari perangkat scanner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nu Inter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dropbox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Dropbox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Sebuah aplikasi file cloud (Media Penyimpanan file di internet)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filezilla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Filezilla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Sebuah aplikasi client FTP manager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firefox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Firefox Web Browser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Sebuah peramban web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hexchat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Hexchat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Aplikasi Chating Internet Relay Chat (IRC)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table:style-name="ce2" office:value-type="string" calcext:value-type="string">
            <text:p>liferea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Liferea</text:p>
          </table:table-cell>
          <table:table-cell office:value-type="string" calcext:value-type="string">
            <text:p>&lt;span style="color: lime;"&gt;&lt;b&gt;*Penambahan&lt;/b&gt;&lt;/span&gt; Versi: &lt;b&gt;x.x.x&lt;/b&gt;&lt;/td&gt;&lt;td style="text-align: justify;"&gt;</text:p>
          </table:table-cell>
          <table:table-cell office:value-type="string" calcext:value-type="string">
            <text:p>Aplikasi Pembaca Feed Website dan Blog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transmission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Transmission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Aplikasi Torrent Client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uget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Uget Download Manager</text:p>
          </table:table-cell>
          <table:table-cell office:value-type="string" calcext:value-type="string">
            <text:p>&lt;span style="color: lime;"&gt;&lt;b&gt;*Penambahan&lt;/b&gt;&lt;/span&gt; Versi: &lt;b&gt;x.x.x&lt;/b&gt;&lt;/td&gt;&lt;td style="text-align: justify;"&gt;</text:p>
          </table:table-cell>
          <table:table-cell office:value-type="string" calcext:value-type="string">
            <text:p>Sebuah aplikasi download manager. Interfacenya menarik dan berbagai fitur yang tersedia sangat membantu dalam urusan download-mendownload berkas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nu Off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kbbi-qt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KBBI-Qt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Aplikasi Kamus Digital Bahasa Indonesia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libreoffice-main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General Starter untuk office suite ini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libreoffice-base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LibreOffice Base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Aplikasi membuat dan mengelola databse 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libreoffice-calc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LibreOffice Calc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Aplikasi untuk Pengelola spreadsheet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libreoffice-draw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LibreOffice Draw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Aplikasi untuk menggambar, Bagian dari Office Suite ini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libreoffice-impress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LibreOffice Impress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Aplikasi untuk membuat presentasi dalam bentuk slide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libreoffice-math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LibreOffice Math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Aplikasi untuk membuat dan mengedit rumus matematika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libreoffice-writer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LibreOffice Writer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Aplikasi untuk Pengolah kata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nu Programm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bluefish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Bluefish Editor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Editor Teks dikhususkan untuk Pengembangan Web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geany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Geany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Editor Teks dikhususkan untuk Pengembangan Aplikasi. Mendukung banyak basaha pemrograman seperti C, C+ +, Ruby, python dan lain lain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nu Sound &amp; Vide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brasero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Brasero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Sebuah aplikasi burning CD/DVD. Brasero juga bisa membuat CD audio dari file multimedia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rhythmbox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Rhythmbox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Sebuah aplikasi musik untuk memutar radio online, streaming musik dari Internet dan layanan musik online dan mendengarkan koleksi file musik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tr&gt;&lt;td&gt;&lt;img border="0" data-original-height="48" data-original-width="48" src="https://raw.githubusercontent.com/xentaos/xenta-x-icons/master/build/Xenta-X/apps/48/</text:p>
          </table:table-cell>
          <table:table-cell office:value-type="string" calcext:value-type="string">
            <text:p>vlc.png</text:p>
          </table:table-cell>
          <table:table-cell office:value-type="string" calcext:value-type="string">
            <text:p>" /&gt;&lt;/td&gt;&lt;td&gt;</text:p>
          </table:table-cell>
          <table:table-cell office:value-type="string" calcext:value-type="string">
            <text:p>VLC Media Player</text:p>
          </table:table-cell>
          <table:table-cell office:value-type="string" calcext:value-type="string">
            <text:p>&lt;span style="color: cyan;"&gt;&lt;b&gt;*Pembaharuan&lt;/b&gt;&lt;/span&gt; Versi: &lt;b&gt;x.x.x&lt;/b&gt;&lt;/td&gt;&lt;td style="text-align: justify;"&gt;</text:p>
          </table:table-cell>
          <table:table-cell office:value-type="string" calcext:value-type="string">
            <text:p>Sebuah pemutar video, terkenal karena mampu memainkan hampir semua file video yang tersedia di Web.</text:p>
          </table:table-cell>
          <table:table-cell office:value-type="string" calcext:value-type="string">
            <text:p>&lt;/td&gt;&lt;/tr&gt;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22:13:09.018479154</meta:creation-date>
    <dc:date>2017-12-19T23:34:49.490395339</dc:date>
    <meta:editing-duration>PT1H21M30S</meta:editing-duration>
    <meta:editing-cycles>19</meta:editing-cycles>
    <meta:generator>LibreOffice/5.1.6.2$Linux_X86_64 LibreOffice_project/10m0$Build-2</meta:generator>
    <meta:document-statistic meta:table-count="1" meta:cell-count="230" meta:object-count="0"/>
  </office:meta>
</office:document-meta>
</file>